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 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 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 1 Pita 1"/></text:span><text:span text:style-name="ChapterNumber_.bgt"><text:variable-set text:name="Right_Guideword_R" text:display="none" text:formula="ooow: 1 Pita 1" office:value-type="string" office:string-value=" 1 Pita 1"/></text:span><text:span/><text:span text:style-name="span_Paragraph1_scrSection_columns_scrBook_scrBody"><text:span text:style-name="VerseNumber1_Paragraph1_scrSection_columns_scrBook_scrBody"> 1</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 12</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 14</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 15</text:span>Keana ikageeni, na havimiu keda pukuni tabu, eigna a God ke vahighamu ke tabu. </text:span><text:span text:style-name="span_Paragraph_scrSection_columns_scrBook_scrBody"><text:span text:style-name="VerseNumber_Paragraph_scrSection_columns_scrBook_scrBody"> 16</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span text:style-name="span_Paragraph_scrSection_columns_scrBook_scrBody"><text:span text:style-name="VerseNumber_Paragraph_scrSection_columns_scrBook_scrBody"> 17</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 18</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 19</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 20</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 21</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 23</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 24</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 1 Pita 2"/></text:span><text:span text:style-name="ChapterNumber_.bgt"><text:variable-set text:name="Right_Guideword_R" text:display="none" text:formula="ooow: 1 Pita 2" office:value-type="string" office:string-value=" 1 Pita 2"/></text:span><text:span/><text:span text:style-name="span_Paragraph1_scrSection_columns_scrBook_scrBody"><text:span text:style-name="VerseNumber1_Paragraph1_scrSection_columns_scrBook_scrBody"> 1</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Na ghahira iangeni, na komi tinoni kena bosi magnahaghinia, kari a God ke vahia me toatogha ke nagho vano. </text:span><text:span text:style-name="span_Paragraph_scrSection_columns_scrBook_scrBody"><text:span text:style-name="VerseNumber_Paragraph_scrSection_columns_scrBook_scrBody">5</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7</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8</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 10</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 12</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eigna imanea ke vunaghi pungusira na komi tinoni gougovu. </text:span><text:span text:style-name="span_Paragraph_scrSection_columns_scrBook_scrBody"><text:span text:style-name="VerseNumber_Paragraph_scrSection_columns_scrBook_scrBody"> 14</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 15</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 16</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 17</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 19</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 20</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 21</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 22</text:span>A Krais ke boi eia sa koakoa me teo sa piapilau ke au mai kori livogna. </text:span><text:span text:style-name="span_Paragraph_scrSection_columns_scrBook_scrBody"><text:span text:style-name="VerseNumber_Paragraph_scrSection_columns_scrBook_scrBody"> 23</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 24</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 25</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 1 Pita 3"/></text:span><text:span text:style-name="ChapterNumber_.bgt"><text:variable-set text:name="Right_Guideword_R" text:display="none" text:formula="ooow: 1 Pita 3" office:value-type="string" office:string-value=" 1 Pita 3"/></text:span><text:span/><text:span text:style-name="span_Paragraph1_scrSection_columns_scrBook_scrBody"><text:span text:style-name="VerseNumber1_Paragraph1_scrSection_columns_scrBook_scrBody"> 1</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text:span>eigna imarea kedana reghi leghua na puhimiu ke jino mena reghia mua ighamu koti ghaghana bohea a God. </text:span><text:span text:style-name="span_Paragraph1_scrSection_columns_scrBook_scrBody"><text:span text:style-name="VerseNumber_Paragraph1_scrSection_columns_scrBook_scrBody">3</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 10</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text:span>Gi kotida agutu heta bali eia na komi fata ke toke, da teo ahai keda vaparaghamu. </text:span><text:span text:style-name="span_Paragraph_scrSection_columns_scrBook_scrBody"><text:span text:style-name="VerseNumber_Paragraph_scrSection_columns_scrBook_scrBody"> 14</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 15</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 16</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 17</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 19</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 20</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 21</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 22</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 1 Pita 4"/></text:span><text:span text:style-name="ChapterNumber_.bgt"><text:variable-set text:name="Right_Guideword_R" text:display="none" text:formula="ooow: 1 Pita 4" office:value-type="string" office:string-value=" 1 Pita 4"/></text:span><text:span/><text:span text:style-name="span_Paragraph1_scrSection_columns_scrBook_scrBody"><text:span text:style-name="VerseNumber1_Paragraph1_scrSection_columns_scrBook_scrBody"> 1</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text:span>Oti kalitira ara kulamiu kiloau kori vathemiu. E boi toke kotida bosi nimiu na eiagna iangeni. </text:span><text:span text:style-name="span_Paragraph_scrSection_columns_scrBook_scrBody"><text:span text:style-name="VerseNumber_Paragraph_scrSection_columns_scrBook_scrBody"> 10</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 11</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 13</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 14</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 15</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 16</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 18</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span text:style-name="span_Paragraph_scrSection_columns_scrBook_scrBody"><text:span text:style-name="VerseNumber_Paragraph_scrSection_columns_scrBook_scrBody"> 19</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 1 Pita 5"/></text:span><text:span text:style-name="ChapterNumber_.bgt"><text:variable-set text:name="Right_Guideword_R" text:display="none" text:formula="ooow: 1 Pita 5" office:value-type="string" office:string-value=" 1 Pita 5"/></text:span><text:span/><text:span text:style-name="span_Paragraph1_scrSection_columns_scrBook_scrBody"><text:span text:style-name="VerseNumber1_Paragraph1_scrSection_columns_scrBook_scrBody"> 1</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6</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 11</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 14</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font-family="Charis SIL Compact" style:font-name-complex="Charis SIL Compact"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font-family="Charis SIL Compact" style:font-name-complex="Charis SIL Compact"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font-family="Charis SIL Compact" style:font-name-complex="Charis SIL Compact"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span text:style-name="MT1">
            <text:variable-get text:name="Right_Guideword_R" office:value-type="string"/>
          </text:span>
        </text:p>
      </style:header>
      <style:footer>
        <text:p text:style-name="Footer">
          <text:tab/>
          <text:tab/>
          <draw:frame draw:style-name="Mfr1" draw:name="Frame1" text:anchor-type="paragraph" svg:y="32.59842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4T14:28:05</meta:creation-date>
    <dc:creator>James</dc:creator>
    <dc:date>2011-08-04T14:28:0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4\1pe"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